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674cm" table:align="left"/>
    </style:style>
    <style:style style:name="Tableau1.A" style:family="table-column">
      <style:table-column-properties style:column-width="2.48cm"/>
    </style:style>
    <style:style style:name="Tableau1.B" style:family="table-column">
      <style:table-column-properties style:column-width="13.194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4.261cm" table:align="left"/>
    </style:style>
    <style:style style:name="Tableau2.A" style:family="table-column">
      <style:table-column-properties style:column-width="4.623cm"/>
    </style:style>
    <style:style style:name="Tableau2.B" style:family="table-column">
      <style:table-column-properties style:column-width="9.638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6.988cm" table:align="left"/>
    </style:style>
    <style:style style:name="Tableau3.A" style:family="table-column">
      <style:table-column-properties style:column-width="5.572cm"/>
    </style:style>
    <style:style style:name="Tableau3.B" style:family="table-column">
      <style:table-column-properties style:column-width="11.416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language="fr" fo:country="FR"/>
    </style:style>
    <style:style style:name="P2" style:family="paragraph" style:parent-style-name="Preformatted_20_Text">
      <style:paragraph-properties fo:margin-top="0cm" fo:margin-bottom="0.499cm" loext:contextual-spacing="false"/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able_20_Contents">
      <style:text-properties fo:language="fr" fo:country="FR"/>
    </style:style>
    <style:style style:name="P5" style:family="paragraph" style:parent-style-name="Table_20_Heading">
      <style:text-properties fo:language="fr" fo:country="FR"/>
    </style:style>
    <style:style style:name="P6" style:family="paragraph" style:parent-style-name="Text_20_body" style:list-style-name="L1"/>
    <style:style style:name="P7" style:family="paragraph" style:parent-style-name="Text_20_body">
      <style:text-properties fo:language="fr" fo:country="FR"/>
    </style:style>
    <style:style style:name="P8" style:family="paragraph" style:parent-style-name="Text_20_body" style:list-style-name="L2">
      <style:text-properties fo:language="fr" fo:country="FR"/>
    </style:style>
    <style:style style:name="P9" style:family="paragraph" style:parent-style-name="Text_20_body" style:list-style-name="L3">
      <style:text-properties fo:language="fr" fo:country="FR"/>
    </style:style>
    <style:style style:name="P10" style:family="paragraph" style:parent-style-name="Text_20_body" style:list-style-name="L4">
      <style:text-properties fo:language="fr" fo:country="FR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fo:language="fr" fo:country="FR"/>
    </style:style>
    <style:style style:name="P13" style:family="paragraph" style:parent-style-name="Text_20_body" style:list-style-name="L2">
      <style:paragraph-properties fo:margin-top="0cm" fo:margin-bottom="0cm" loext:contextual-spacing="false"/>
      <style:text-properties fo:language="fr" fo:country="FR"/>
    </style:style>
    <style:style style:name="P14" style:family="paragraph" style:parent-style-name="Text_20_body" style:list-style-name="L3">
      <style:paragraph-properties fo:margin-top="0cm" fo:margin-bottom="0cm" loext:contextual-spacing="false"/>
      <style:text-properties fo:language="fr" fo:country="FR"/>
    </style:style>
    <style:style style:name="P15" style:family="paragraph" style:parent-style-name="Text_20_body" style:list-style-name="L4">
      <style:paragraph-properties fo:margin-top="0cm" fo:margin-bottom="0cm" loext:contextual-spacing="false"/>
      <style:text-properties fo:language="fr" fo:country="FR"/>
    </style:style>
    <style:style style:name="T1" style:family="text">
      <style:text-properties fo:language="fr" fo:country="F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ur un thread on peut effectuer les actions suivantes :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Action</text:p>
            </table:table-cell>
            <table:table-cell table:style-name="Tableau1.A1" office:value-type="string">
              <text:p text:style-name="P5">Fonction</text:p>
            </table:table-cell>
          </table:table-row>
        </table:table-header-rows>
        <table:table-row>
          <table:table-cell table:style-name="Tableau1.A1" office:value-type="string">
            <text:p text:style-name="P4">Creation</text:p>
          </table:table-cell>
          <table:table-cell table:style-name="Tableau1.A1" office:value-type="string">
            <text:p text:style-name="Table_20_Contents"><text:span text:style-name="Source_20_Text"><text:span text:style-name="T1">int pthread_create(*thread, *attr, *function, *arg)</text:span></text:span></text:p>
          </table:table-cell>
        </table:table-row>
        <table:table-row>
          <table:table-cell table:style-name="Tableau1.A1" office:value-type="string">
            <text:p text:style-name="P4">Identification</text:p>
          </table:table-cell>
          <table:table-cell table:style-name="Tableau1.A1" office:value-type="string">
            <text:p text:style-name="Table_20_Contents"><text:span text:style-name="Source_20_Text"><text:span text:style-name="T1">pthread_t pthread_self()</text:span></text:span></text:p>
          </table:table-cell>
        </table:table-row>
        <table:table-row>
          <table:table-cell table:style-name="Tableau1.A1" office:value-type="string">
            <text:p text:style-name="P4">Egalité</text:p>
          </table:table-cell>
          <table:table-cell table:style-name="Tableau1.A1" office:value-type="string">
            <text:p text:style-name="Table_20_Contents"><text:span text:style-name="Source_20_Text"><text:span text:style-name="T1">int pthread_equal(thread1, thread2)</text:span></text:span></text:p>
          </table:table-cell>
        </table:table-row>
        <table:table-row>
          <table:table-cell table:style-name="Tableau1.A1" office:value-type="string">
            <text:p text:style-name="P4">Attente</text:p>
          </table:table-cell>
          <table:table-cell table:style-name="Tableau1.A1" office:value-type="string">
            <text:p text:style-name="Table_20_Contents"><text:span text:style-name="Source_20_Text"><text:span text:style-name="T1">int pthread_join(thread, **retval)</text:span></text:span></text:p>
          </table:table-cell>
        </table:table-row>
        <table:table-row>
          <table:table-cell table:style-name="Tableau1.A1" office:value-type="string">
            <text:p text:style-name="P4">Destruction</text:p>
          </table:table-cell>
          <table:table-cell table:style-name="Tableau1.A1" office:value-type="string">
            <text:p text:style-name="Table_20_Contents"><text:span text:style-name="Source_20_Text"><text:span text:style-name="T1">void pthread_exit(*retval)</text:span></text:span></text:p>
          </table:table-cell>
        </table:table-row>
      </table:table>
      <text:p text:style-name="P1">// Créée un thread en lui associant des attributs, une fonction</text:p>
      <text:p text:style-name="P1">// et ses arguments.</text:p>
      <text:p text:style-name="P1">int pthread_create( <text:s text:c="12"/>// Renvoie 0 à la reusite sinon un code d'erreur != 0</text:p>
      <text:p text:style-name="P1"><text:s text:c="4"/>pthread_t* thread, <text:s text:c="9"/>// Identité du thread obtenue en résullat</text:p>
      <text:p text:style-name="P1"><text:s text:c="4"/>const pthread_attr_t* attr, // Attribut du thread, NULL par default</text:p>
      <text:p text:style-name="P1"><text:s text:c="4"/>void* (*function)(void*), <text:s text:c="2"/>// Fonction à demarrer dans le thread</text:p>
      <text:p text:style-name="P1"><text:s text:c="4"/>void* arg <text:s text:c="18"/>// Argument(s) passé à la fonction</text:p>
      <text:p text:style-name="P1">);</text:p>
      <text:p text:style-name="P1"/>
      <text:p text:style-name="P1">// Renvoie l'identifiant du thread appelant la fonction.</text:p>
      <text:p text:style-name="P1">pthread_t pthread_self(void);</text:p>
      <text:p text:style-name="P1"/>
      <text:p text:style-name="P1">// Renvoie un nombre != 0 si les threads sont egaux et 0 sinon.</text:p>
      <text:p text:style-name="P1">int pthread_equal( <text:s/></text:p>
      <text:p text:style-name="P1"><text:s text:c="4"/>pthread_t thread1,</text:p>
      <text:p text:style-name="P1"><text:s text:c="4"/>pthread_t thread2</text:p>
      <text:p text:style-name="P1">);</text:p>
      <text:p text:style-name="P1"/>
      <text:p text:style-name="P1">// Attend la fin du thread passé en paramètre et permet d'accéder</text:p>
      <text:p text:style-name="P1">// aux données qu'il a renvoyées.</text:p>
      <text:p text:style-name="P1">int pthread_join( <text:s text:c="4"/>// Renvoie 0 à la reussite sinon un code d'erreur != 0</text:p>
      <text:p text:style-name="P1"><text:s text:c="4"/>pthread_t thread, // Identifiant du thread à attendre</text:p>
      <text:p text:style-name="P1"><text:s text:c="4"/>void** retval <text:s text:c="4"/>// Donnée(s) renvoyée(s) par le thread attendu</text:p>
      <text:p text:style-name="P1">);</text:p>
      <text:p text:style-name="P1"/>
      <text:p text:style-name="P1">// Termine le thread appelant la fonction et permet de renvoyer des</text:p>
      <text:p text:style-name="P1">// données si le thread est joignable.</text:p>
      <text:p text:style-name="P1">void pthread_exit(</text:p>
      <text:p text:style-name="P1"><text:s text:c="4"/>void* retval <text:s text:c="2"/>// Donnée(s) renvoyée(s)</text:p>
      <text:p text:style-name="P2">);</text:p>
      <text:p text:style-name="Text_20_body"><text:span text:style-name="Strong_20_Emphasis"><text:span text:style-name="T1">Attention !</text:span></text:span><text:span text:style-name="T1"> La fonction exit() termine le processus même si l'appelant est un thread secondaire.</text:span></text:p>
      <text:h text:style-name="Heading_20_4" text:outline-level="4"><text:bookmark text:name="user-content-mutex-"/><text:span text:style-name="T1">Mutex </text:span><text:a xlink:type="simple" xlink:href="https://github.com/todorico/master-imagina/tree/master/S1/HMIN105%20-%20Programmation%20concurrente%20et%20repartie#sommaire-" text:style-name="Internet_20_link" text:visited-style-name="Visited_20_Internet_20_Link"><text:span text:style-name="T1">↺</text:span></text:a></text:h>
      <text:p text:style-name="P7">Sur un mutex on peut effectuer les actions suivantes :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5">Action</text:p>
            </table:table-cell>
            <table:table-cell table:style-name="Tableau2.A1" office:value-type="string">
              <text:p text:style-name="P5">Fonction</text:p>
            </table:table-cell>
          </table:table-row>
        </table:table-header-rows>
        <table:table-row>
          <table:table-cell table:style-name="Tableau2.A1" office:value-type="string">
            <text:p text:style-name="P4">Creation</text:p>
          </table:table-cell>
          <table:table-cell table:style-name="Tableau2.A1" office:value-type="string">
            <text:p text:style-name="Table_20_Contents"><text:span text:style-name="Source_20_Text"><text:span text:style-name="T1">int pthread_mutex_init(*mutex, *attr)</text:span></text:span></text:p>
          </table:table-cell>
        </table:table-row>
        <table:table-row>
          <table:table-cell table:style-name="Tableau2.A1" office:value-type="string">
            <text:p text:style-name="P4">Verrouillage</text:p>
          </table:table-cell>
          <table:table-cell table:style-name="Tableau2.A1" office:value-type="string">
            <text:p text:style-name="Table_20_Contents"><text:span text:style-name="Source_20_Text"><text:span text:style-name="T1">int pthread_mutex_lock(*mutex)</text:span></text:span></text:p>
          </table:table-cell>
        </table:table-row>
        <table:table-row>
          <table:table-cell table:style-name="Tableau2.A1" office:value-type="string">
            <text:p text:style-name="P4">Verrouillage non bloquant</text:p>
          </table:table-cell>
          <table:table-cell table:style-name="Tableau2.A1" office:value-type="string">
            <text:p text:style-name="Table_20_Contents"><text:span text:style-name="Source_20_Text"><text:span text:style-name="T1">int pthread_mutex_trylock(*mutex)</text:span></text:span></text:p>
          </table:table-cell>
        </table:table-row>
        <table:table-row>
          <table:table-cell table:style-name="Tableau2.A1" office:value-type="string">
            <text:p text:style-name="P4">Deverouillage</text:p>
          </table:table-cell>
          <table:table-cell table:style-name="Tableau2.A1" office:value-type="string">
            <text:p text:style-name="Table_20_Contents"><text:span text:style-name="Source_20_Text"><text:span text:style-name="T1">int pthread_mutex_unlock(*mutex)</text:span></text:span></text:p>
          </table:table-cell>
        </table:table-row>
        <table:table-row>
          <table:table-cell table:style-name="Tableau2.A1" office:value-type="string">
            <text:p text:style-name="P4">Destruction</text:p>
          </table:table-cell>
          <table:table-cell table:style-name="Tableau2.A1" office:value-type="string">
            <text:p text:style-name="Table_20_Contents"><text:span text:style-name="Source_20_Text"><text:span text:style-name="T1">int pthread_mutex_destroy(*mutex)</text:span></text:span></text:p>
          </table:table-cell>
        </table:table-row>
      </table:table>
      <text:p text:style-name="Text_20_body"><text:span text:style-name="Strong_20_Emphasis"><text:span text:style-name="T1">Remarque</text:span></text:span><text:span text:style-name="T1"> : Toutes ces fonctions retournent 0 en cas de succès et sinon un code d'erreur ≠ 0.</text:span></text:p>
      <text:p text:style-name="P1"><text:soft-page-break/>pthread_mutex_t mutex = PHTREAD_MUTEX_INITIALIZER; // Initialisation plus simple d'un mutex</text:p>
      <text:p text:style-name="P1"/>
      <text:p text:style-name="P1">// Créée un mutex en lui associant des attributs.</text:p>
      <text:p text:style-name="P1">int pthread_mutex_init(</text:p>
      <text:p text:style-name="P1"><text:s text:c="4"/>pthread_mutex_t* mutex, <text:s text:c="2"/>// Mutex initialisé obtenu en résullat</text:p>
      <text:p text:style-name="P1"><text:s text:c="4"/>pthread_mutexattr_t* attr // Attribut du mutex, NULL par default</text:p>
      <text:p text:style-name="P1">);</text:p>
      <text:p text:style-name="P1"/>
      <text:p text:style-name="P1">// Verrouille le mutex sauf si celui-ci et déja verrouillé par un</text:p>
      <text:p text:style-name="P1">// autre thread, dans ce cas la fonction bloquera le thread appelant</text:p>
      <text:p text:style-name="P1">// jusqu'a ce que le mutex soit deverrouillé.</text:p>
      <text:p text:style-name="P1">int pthread_mutex_lock(</text:p>
      <text:p text:style-name="P1"><text:s text:c="4"/>pthread_mutex_t* mutex</text:p>
      <text:p text:style-name="P1">);</text:p>
      <text:p text:style-name="P1"/>
      <text:p text:style-name="P1">// Equivalent à pthread_mutex_lock() sauf que si le mutex est deja</text:p>
      <text:p text:style-name="P1">// verrouillé, la fonction ne bloquera pas le thread appelant.</text:p>
      <text:p text:style-name="P1">int pthread_mutex_trylock(</text:p>
      <text:p text:style-name="P1"><text:s text:c="4"/>pthread_mutex_t* mutex</text:p>
      <text:p text:style-name="P1">);</text:p>
      <text:p text:style-name="P1"/>
      <text:p text:style-name="P1">// Deverouille le mutex.</text:p>
      <text:p text:style-name="P1">int pthread_mutex_unlock(</text:p>
      <text:p text:style-name="P1"><text:s text:c="4"/>pthread_mutex_t* mutex</text:p>
      <text:p text:style-name="P1">);</text:p>
      <text:p text:style-name="P1"/>
      <text:p text:style-name="P1">// Detruit le mutex.</text:p>
      <text:p text:style-name="P1">int pthread_mutex_destroy(</text:p>
      <text:p text:style-name="P1"><text:s text:c="4"/>pthread_mutex_t* mutex</text:p>
      <text:p text:style-name="P2">);</text:p>
      <text:p text:style-name="Text_20_body"><text:span text:style-name="Strong_20_Emphasis"><text:span text:style-name="T1">Règle</text:span></text:span><text:span text:style-name="T1"> : Tout accès à une variable accessible en lecture par un thread et en écriture par un autre doit être protégé.</text:span></text:p>
      <text:list xml:id="list3149097099" text:style-name="L1">
        <text:list-item>
          <text:p text:style-name="P12">Un seul mutex peut protéger plusieurs variables, mais pas l'inverse. </text:p>
        </text:list-item>
        <text:list-item>
          <text:p text:style-name="P12">Les opérations lock() et unlock() sont atomiques, mais pas la portion de code qui se trouve entre les deux. </text:p>
        </text:list-item>
        <text:list-item>
          <text:p text:style-name="P11"><text:span text:style-name="T1">Cette portion de code est appelée </text:span><text:span text:style-name="Strong_20_Emphasis"><text:span text:style-name="T1">section critique</text:span></text:span><text:span text:style-name="T1">. </text:span></text:p>
        </text:list-item>
        <text:list-item>
          <text:p text:style-name="P6"><text:span text:style-name="T1">Si un thread est dans une </text:span><text:span text:style-name="Strong_20_Emphasis"><text:span text:style-name="T1">section critique</text:span></text:span><text:span text:style-name="T1">, il doit être garanti qu'aucun autre thread n'y sois pas simultanément c'est </text:span><text:span text:style-name="Strong_20_Emphasis"><text:span text:style-name="T1">l'exclusion mutuelle</text:span></text:span><text:span text:style-name="T1">. </text:span></text:p>
        </text:list-item>
      </text:list>
      <text:h text:style-name="Heading_20_4" text:outline-level="4"><text:bookmark text:name="user-content-variable-conditionnelle-"/><text:span text:style-name="T1">Variable conditionnelle </text:span><text:a xlink:type="simple" xlink:href="https://github.com/todorico/master-imagina/tree/master/S1/HMIN105%20-%20Programmation%20concurrente%20et%20repartie#sommaire-" text:style-name="Internet_20_link" text:visited-style-name="Visited_20_Internet_20_Link"><text:span text:style-name="T1">↺</text:span></text:a></text:h>
      <text:p text:style-name="P7">Sur une variable conditionnelle et un mutex on peut effectuer les actions suivantes :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5">Action</text:p>
            </table:table-cell>
            <table:table-cell table:style-name="Tableau3.A1" office:value-type="string">
              <text:p text:style-name="P5">Fonction</text:p>
            </table:table-cell>
          </table:table-row>
        </table:table-header-rows>
        <table:table-row>
          <table:table-cell table:style-name="Tableau3.A1" office:value-type="string">
            <text:p text:style-name="P4">Creation</text:p>
          </table:table-cell>
          <table:table-cell table:style-name="Tableau3.A1" office:value-type="string">
            <text:p text:style-name="Table_20_Contents"><text:span text:style-name="Source_20_Text"><text:span text:style-name="T1">pthread_cond_init(*cond, *attr)</text:span></text:span></text:p>
          </table:table-cell>
        </table:table-row>
        <table:table-row>
          <table:table-cell table:style-name="Tableau3.A1" office:value-type="string">
            <text:p text:style-name="P4">Attente</text:p>
          </table:table-cell>
          <table:table-cell table:style-name="Tableau3.A1" office:value-type="string">
            <text:p text:style-name="Table_20_Contents"><text:span text:style-name="Source_20_Text"><text:span text:style-name="T1">pthread_cond_wait(*cond, *mutex)</text:span></text:span></text:p>
          </table:table-cell>
        </table:table-row>
        <table:table-row>
          <table:table-cell table:style-name="Tableau3.A1" office:value-type="string">
            <text:p text:style-name="P4">Attente avec delai</text:p>
          </table:table-cell>
          <table:table-cell table:style-name="Tableau3.A1" office:value-type="string">
            <text:p text:style-name="Table_20_Contents"><text:span text:style-name="Source_20_Text"><text:span text:style-name="T1">pthread_cond_timedwait(*cond, *mutex, *time)</text:span></text:span></text:p>
          </table:table-cell>
        </table:table-row>
        <table:table-row>
          <table:table-cell table:style-name="Tableau3.A1" office:value-type="string">
            <text:p text:style-name="P4">Liberation d'une attente</text:p>
          </table:table-cell>
          <table:table-cell table:style-name="Tableau3.A1" office:value-type="string">
            <text:p text:style-name="Table_20_Contents"><text:span text:style-name="Source_20_Text"><text:span text:style-name="T1">pthread_cond_signal(*cond)</text:span></text:span></text:p>
          </table:table-cell>
        </table:table-row>
        <table:table-row>
          <table:table-cell table:style-name="Tableau3.A1" office:value-type="string">
            <text:p text:style-name="P4">Liberation de toutes les attentes</text:p>
          </table:table-cell>
          <table:table-cell table:style-name="Tableau3.A1" office:value-type="string">
            <text:p text:style-name="Table_20_Contents"><text:span text:style-name="Source_20_Text"><text:span text:style-name="T1">pthread_cond_broadcast(*cond)</text:span></text:span></text:p>
          </table:table-cell>
        </table:table-row>
        <table:table-row>
          <table:table-cell table:style-name="Tableau3.A1" office:value-type="string">
            <text:p text:style-name="P4">Destruction</text:p>
          </table:table-cell>
          <table:table-cell table:style-name="Tableau3.A1" office:value-type="string">
            <text:p text:style-name="Table_20_Contents"><text:span text:style-name="Source_20_Text"><text:span text:style-name="T1">pthread_cond_destroy(*cond)</text:span></text:span></text:p>
          </table:table-cell>
        </table:table-row>
      </table:table>
      <text:p text:style-name="Text_20_body"><text:soft-page-break/><text:span text:style-name="Strong_20_Emphasis"><text:span text:style-name="T1">Remarque</text:span></text:span><text:span text:style-name="T1"> : Toutes ces fonctions retournent 0 en cas de succès et sinon un code d'erreur ≠ 0.</text:span></text:p>
      <text:p text:style-name="P1">pthread_cond_t cond = PTHREAD_COND_INITIALIZER; // Initialisation plus simple d'une variable conditionnelle</text:p>
      <text:p text:style-name="P1"/>
      <text:p text:style-name="P1">// Créée une variable conditionnelle en lui associant des attributs.</text:p>
      <text:p text:style-name="P1">int pthread_cond_init(</text:p>
      <text:p text:style-name="P1"><text:s text:c="4"/>pthread_cond_t* cond, <text:s text:c="3"/>// Variable conditionnelle initialisée obtenue en résullat</text:p>
      <text:p text:style-name="P1"><text:s text:c="4"/>pthread_condattr_t* attr // Attribut de la variable conditionnelle, NULL par default</text:p>
      <text:p text:style-name="P1">);</text:p>
      <text:p text:style-name="P1"/>
      <text:p text:style-name="P1">// Deverrouille le mutex et bloque le thread appelant la fonction</text:p>
      <text:p text:style-name="P1">// sur la variable conditionnelle.</text:p>
      <text:p text:style-name="P1">// La fonction ce debloquera quand un autre thread libèrera la</text:p>
      <text:p text:style-name="P1">// variable conditionnelle.</text:p>
      <text:p text:style-name="P1">// Quand la fonction ce termine avec succès, le mutex est</text:p>
      <text:p text:style-name="P1">// automatiquement verrouillé par le thread appelant.</text:p>
      <text:p text:style-name="P1">int pthread_cond_wait(</text:p>
      <text:p text:style-name="P1"><text:s text:c="4"/>pthread_cond_t* cond, <text:s text:c="2"/></text:p>
      <text:p text:style-name="P1"><text:s text:c="4"/>pthread_mutex_t* mutex</text:p>
      <text:p text:style-name="P1">);</text:p>
      <text:p text:style-name="P1"/>
      <text:p text:style-name="P1">// Equivalent à pthread_cond_wait() sauf que si le delai indiqué en</text:p>
      <text:p text:style-name="P1">// paramètre est dépassé la fonction ce débloquera et renverra un</text:p>
      <text:p text:style-name="P1">// code d'erreur.</text:p>
      <text:p text:style-name="P1">int pthread_cond_timedwait(</text:p>
      <text:p text:style-name="P1"><text:s text:c="4"/>pthread_cond_t *cond, <text:s text:c="6"/></text:p>
      <text:p text:style-name="P1"><text:s text:c="4"/>pthread_mutex_t *mutex, <text:s text:c="4"/></text:p>
      <text:p text:style-name="P1"><text:s text:c="4"/>const struct timespec *time</text:p>
      <text:p text:style-name="P1">);</text:p>
      <text:p text:style-name="P1"/>
      <text:p text:style-name="P1">// Libère un des threads bloqués sur la variable conditionnelle.</text:p>
      <text:p text:style-name="P1">int pthread_cond_signal(</text:p>
      <text:p text:style-name="P1"><text:s text:c="4"/>pthread_cond_t* cond</text:p>
      <text:p text:style-name="P1">);</text:p>
      <text:p text:style-name="P1"/>
      <text:p text:style-name="P1">// Libère tous les threads bloqués sur la variable conditionnelle.</text:p>
      <text:p text:style-name="P1">int pthread_cond_broadcast(</text:p>
      <text:p text:style-name="P1"><text:s text:c="4"/>pthread_cond_t* cond <text:s text:c="3"/></text:p>
      <text:p text:style-name="P1">);</text:p>
      <text:p text:style-name="P1"/>
      <text:p text:style-name="P1">// Detruit la variable conditionnelle.</text:p>
      <text:p text:style-name="P1">int pthread_cond_destroy(</text:p>
      <text:p text:style-name="P1"><text:s text:c="4"/>pthread_cond_t* cond <text:s/></text:p>
      <text:p text:style-name="P2">);</text:p>
      <text:p text:style-name="Text_20_body"><text:span text:style-name="Strong_20_Emphasis"><text:span text:style-name="T1">Important :</text:span></text:span></text:p>
      <text:list xml:id="list2670382672" text:style-name="L2">
        <text:list-item>
          <text:p text:style-name="P13">La primitive suppose que le thread appelant a obtenu précédemment le verrouillage de verrou. </text:p>
        </text:list-item>
        <text:list-item>
          <text:p text:style-name="P13">Plusieurs threads peuvent être débloqués. Il est donc utile de tester à nouveau le prédicat après réveil </text:p>
        </text:list-item>
        <text:list-item>
          <text:p text:style-name="P8">Lors du réveil, les threads réveillés vont obtenir tour à tour automatiquement le verrouillage du verrou. </text:p>
        </text:list-item>
      </text:list>
      <text:p text:style-name="Text_20_body"><text:span text:style-name="Strong_20_Emphasis"><text:span text:style-name="T1">Choix signal ou broadcast :</text:span></text:span></text:p>
      <text:list xml:id="list4214848516" text:style-name="L3">
        <text:list-item>
          <text:p text:style-name="P14"><text:soft-page-break/>Utiliser signal seulement si on est certain que n'importe quelle tâche en attente peut faire le travail requis et qu'il est indispensable de réveiller une seule tâche. </text:p>
        </text:list-item>
        <text:list-item>
          <text:p text:style-name="P14">Lorsqu'une variable conditionnelle est utilisée pour plusieurs prédicats, signal est à prohiber. </text:p>
        </text:list-item>
        <text:list-item>
          <text:p text:style-name="P9">En cas de doute, utiliser broadcast. </text:p>
        </text:list-item>
      </text:list>
      <text:p text:style-name="Text_20_body"><text:span text:style-name="Strong_20_Emphasis"><text:span text:style-name="T1">Déverrouiller après ou avant l'annonce :</text:span></text:span></text:p>
      <text:list xml:id="list1661920284" text:style-name="L4">
        <text:list-item>
          <text:p text:style-name="P15">Après engendre qu'un thread réveillé ne pourra pas obtenir le verrouillage immédiatement car le verrou est toujours indisponible. Donc le thread réveillé devra se bloquer temporairement. </text:p>
        </text:list-item>
        <text:list-item>
          <text:p text:style-name="P10">Avant peut être plus efficace, mais il se peut aussi qu'un thread Tz non (encore) en attente obtienne le verrouillage. Il n'y a pas d'équité, alors que le thread réveillé Ta peut être plus prioritaire (Tz moins prioritaire a obtenu le verrouillage alors que Ta, en attente de l'annonce, ne pouvait l'obtenir). 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10-12T18:22:26.528000000</dc:date>
    <meta:editing-duration>PT1M29S</meta:editing-duration>
    <meta:editing-cycles>1</meta:editing-cycles>
    <meta:document-statistic meta:table-count="3" meta:image-count="0" meta:object-count="0" meta:page-count="4" meta:paragraph-count="149" meta:word-count="903" meta:character-count="6314" meta:non-whitespace-character-count="5381"/>
  </office:meta>
</office:document-meta>
</file>